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font-size="15pt" fo:font-style="italic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style="italic" fo:background-color="transparent" style:font-style-asian="italic" style:font-style-complex="italic"/>
    </style:style>
    <style:style style:name="P4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8000" loext:char-shading-value="0"/>
    </style:style>
    <style:style style:name="T3" style:family="text">
      <style:text-properties fo:background-color="#ff4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 7: Peluquería</text:p>
      <text:p text:style-name="P1"/>
      <text:p text:style-name="P1">Una peluquería con múltiples sucursales desea desarrollar un sistema centralizado para</text:p>
      <text:p text:style-name="P1">gestionar sus citas y clientes. El sistema debe permitir a los peluqueros de cada sucursal</text:p>
      <text:p text:style-name="P1">agendar y cancelar citas, ver el historial de cortes y estilos de cada cliente, así como la</text:p>
      <text:p text:style-name="P1">información de contacto y preferencias de estilo de cada uno.</text:p>
      <text:p text:style-name="P1">El sistema debe permitir a los clientes crear una cuenta única para todas las sucursales,</text:p>
      <text:p text:style-name="P1">programar citas en línea y recibir recordatorios de citas para cualquier sucursal que elijan.</text:p>
      <text:p text:style-name="P1">También deben poder ver su historial de cortes y estilos en todas las sucursales, así como</text:p>
      <text:p text:style-name="P1">la información de contacto de la peluquería para cada sucursal.</text:p>
      <text:p text:style-name="P1">Para cada cita, el sistema debe almacenar la información del cliente, la fecha y hora de la</text:p>
      <text:p text:style-name="P1">cita, la sucursal en la que se realizará la cita, el peluquero asignado, el servicio solicitado y</text:p>
      <text:p text:style-name="P1">el precio del servicio.</text:p>
      <text:p text:style-name="P1">El sistema debe permitir a los peluqueros de cada sucursal acceder a su agenda diaria y ver</text:p>
      <text:p text:style-name="P1">las citas programadas para ese día en su sucursal. También deben poder ver el historial de</text:p>
      <text:p text:style-name="P1">cortes y estilos de cada cliente en todas las sucursales.</text:p>
      <text:p text:style-name="P1">El sistema debe permitir a los gerentes de la peluquería central acceder a los informes de</text:p>
      <text:p text:style-name="P1">ventas de todas las sucursales, incluyendo ventas diarias, semanales y mensuales, así</text:p>
      <text:p text:style-name="P1">como sobre los servicios más solicitados y los peluqueros más productivos en cada</text:p>
      <text:p text:style-name="P1">sucursal.</text:p>
      <text:p text:style-name="P1">Además, el sistema debe tener medidas de seguridad sólidas para proteger la privacidad de</text:p>
      <text:p text:style-name="P1">los datos del cliente y del negocio, incluyendo la encartación de datos y autenticación de</text:p>
      <text:p text:style-name="P1">usuarios. También debe tener la capacidad de realizar copias de seguridad y recuperación</text:p>
      <text:p text:style-name="P1">de datos en caso de fallas del sistema.</text:p>
      <text:p text:style-name="P1"/>
      <text:p text:style-name="P4"/>
      <text:p text:style-name="P1"/>
      <text:p text:style-name="P3"/>
      <text:p text:style-name="P3">● Administración desea obtener el monto recaudado por cada sucursal en el último</text:p>
      <text:p text:style-name="P3">mes, junto con la cantidad de citas comparando con la cantidad de citas del mes</text:p>
      <text:p text:style-name="P3">pasado.</text:p>
      <text:p text:style-name="P3">● El sistema debe permitir a los peluqueros de cada sucursal acceder a su agenda</text:p>
      <text:p text:style-name="P3">diaria y ver las citas programadas para ese día en su sucursal. También deben poder</text:p>
      <text:p text:style-name="P3">ver el historial de cortes y estilos de cada cliente en todas las sucursales.</text:p>
      <text:p text:style-name="P3">● Se desea obtener los peluqueros más solicitados por sucursal junto con su cantidad</text:p>
      <text:p text:style-name="P3">citas en el último mes además del peluquero menos solicitado con su cantidad de</text:p>
      <text:p text:style-name="P3">citas</text:p>
      <text:p text:style-name="P3">● Se desea obtener por sucursal la cantidad de citas reservadas en los últimos 6</text:p>
      <text:p text:style-name="P3">meses junto con la cantidad que fueron completadas y las canceladas. Además de</text:p>
      <text:p text:style-name="P3">calcular el porcentaje que representan las citas canceladas</text:p>
      <text:p text:style-name="P3">● Los peluqueros deben poder verificar la cantidad de citas programadas junto con el</text:p>
      <text:p text:style-name="P3">historial de cortes realizados sobre los clientes que realizaron las cit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1:14:20.427266318</meta:creation-date>
    <dc:date>2023-03-22T15:24:33.259424946</dc:date>
    <meta:editing-duration>PT18M5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447" meta:character-count="2650" meta:non-whitespace-character-count="2240"/>
  </office:meta>
</office:document-meta>
</file>